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409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co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date" office:date-value="2014-06-10" calcext:value-type="date">
            <text:p>418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iFare card</text:p>
          </table:table-cell>
          <table:table-cell table:number-columns-repeated="10"/>
        </table:table-row>
        <table:table-row table:style-name="ro1">
          <table:table-cell office:value-type="date" office:date-value="2014-06-11" calcext:value-type="date">
            <text:p>4180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rogram learning, procedure by authenticate with lsam lsac by Ealene.</text:p>
          </table:table-cell>
          <table:table-cell table:number-columns-repeated="10"/>
        </table:table-row>
        <table:table-row table:style-name="ro1">
          <table:table-cell office:value-type="date" office:date-value="2014-06-12" calcext:value-type="date">
            <text:p>4180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architecure from Ealene. Lsac cashier psam procedure. GUI framework, timer. The flow of the program.</text:p>
          </table:table-cell>
          <table:table-cell table:number-columns-repeated="10"/>
        </table:table-row>
        <table:table-row table:style-name="ro1">
          <table:table-cell office:value-type="date" office:date-value="2014-06-13" calcext:value-type="date">
            <text:p>418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ignal func. The Mifare card process. The call graphic.</text:p>
          </table:table-cell>
          <table:table-cell table:number-columns-repeated="10"/>
        </table:table-row>
        <table:table-row table:style-name="ro1">
          <table:table-cell office:value-type="date" office:date-value="2014-06-14" calcext:value-type="date">
            <text:p>41804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15" calcext:value-type="date">
            <text:p>41805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16" calcext:value-type="date">
            <text:p>418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lowChart tools. Learning the ACR320 code. Building the new project. ACR320 operation diff with 300. C to C++. </text:p>
          </table:table-cell>
          <table:table-cell table:number-columns-repeated="10"/>
        </table:table-row>
        <table:table-row table:style-name="ro2">
          <table:table-cell office:value-type="date" office:date-value="2014-06-17" calcext:value-type="date">
            <text:p>4180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uild the 300 device operation environment. Found 2 bugs.;1,the new lib.so file can't be called by app;2, the SelectKeyDF() func will</text:p>
            <text:p> Ignore the new call when it have checked. The architeture of 320. And update and operations.</text:p>
          </table:table-cell>
          <table:table-cell table:number-columns-repeated="10"/>
        </table:table-row>
        <table:table-row table:style-name="ro1">
          <table:table-cell office:value-type="date" office:date-value="2014-06-18" calcext:value-type="date">
            <text:p>4180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Learn about the QT details. Comment the code to read easily by Doxygen tools. Learning the details of card process.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date" office:date-value="2014-06-19" calcext:value-type="date">
            <text:p>4180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gui layout of 300. The cashier card load. </text:p>
          </table:table-cell>
          <table:table-cell table:number-columns-repeated="10"/>
        </table:table-row>
        <table:table-row table:style-name="ro1">
          <table:table-cell office:value-type="date" office:date-value="2014-06-20" calcext:value-type="date">
            <text:p>41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Building the ACR320 machine demonstration. The network issue. The wifi configuration. Remote GDB debug. GDB step by step debug.</text:p>
          </table:table-cell>
          <table:table-cell table:number-columns-repeated="10"/>
        </table:table-row>
        <table:table-row table:style-name="ro1">
          <table:table-cell office:value-type="date" office:date-value="2014-06-21" calcext:value-type="date">
            <text:p>41811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2" calcext:value-type="date">
            <text:p>41812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23" calcext:value-type="date">
            <text:p>4181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Read driver console manual. Read the doc about corresponding files. 300／320 class diagram.</text:p>
          </table:table-cell>
          <table:table-cell table:number-columns-repeated="10"/>
        </table:table-row>
        <table:table-row table:style-name="ro1">
          <table:table-cell office:value-type="date" office:date-value="2014-06-24" calcext:value-type="date">
            <text:p>41814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6-25" calcext:value-type="date">
            <text:p>41815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6-26" calcext:value-type="date">
            <text:p>41816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6-27" calcext:value-type="date">
            <text:p>41817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6-28" calcext:value-type="date">
            <text:p>41818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9" calcext:value-type="date">
            <text:p>41819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30" calcext:value-type="date">
            <text:p>41820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1" calcext:value-type="date">
            <text:p>41821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2" calcext:value-type="date">
            <text:p>41822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03" calcext:value-type="date">
            <text:p>41823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04" calcext:value-type="date">
            <text:p>41824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05" calcext:value-type="date">
            <text:p>41825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06" calcext:value-type="date">
            <text:p>41826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07" calcext:value-type="date">
            <text:p>41827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8" calcext:value-type="date">
            <text:p>41828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9" calcext:value-type="date">
            <text:p>41829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10" calcext:value-type="date">
            <text:p>41830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11" calcext:value-type="date">
            <text:p>41831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12" calcext:value-type="date">
            <text:p>41832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13" calcext:value-type="date">
            <text:p>41833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14" calcext:value-type="date">
            <text:p>41834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15" calcext:value-type="date">
            <text:p>41835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16" calcext:value-type="date">
            <text:p>41836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</table:table>
      <table:table table:name="Flowchart" table:style-name="ta1">
        <table:table-column table:style-name="co2" table:default-cell-style-name="Default"/>
        <table:table-row table:style-name="ro1">
          <table:table-cell/>
        </table:table-row>
      </table:table>
      <table:table table:name="TODO" table:style-name="ta1">
        <table:table-column table:style-name="co2" table:default-cell-style-name="Default"/>
        <table:table-column table:style-name="co2" table:default-cell-style-name="ce3"/>
        <table:table-column table:style-name="co6" table:default-cell-style-name="Default"/>
        <table:table-row table:style-name="ro1">
          <table:table-cell table:style-name="ce1" office:value-type="date" office:date-value="2014-06-18" calcext:value-type="date">
            <text:p>41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comment to read easily. Generate a list of operations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 code to test psam lsac cashier card operation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list of 300/320 docs and explain what they mean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9:58:09.437083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02:20.252616127</meta:creation-date>
    <dc:date>2014-06-23T18:22:18.118602194</dc:date>
    <meta:editing-duration>P1DT17H31M25S</meta:editing-duration>
    <meta:editing-cycles>36</meta:editing-cycles>
    <meta:generator>LibreOffice/4.2.3.3$Linux_X86_64 LibreOffice_project/420m0$Build-3</meta:generator>
    <meta:document-statistic meta:table-count="3" meta:cell-count="96" meta:object-count="0"/>
  </office:meta>
</office:document-meta>
</file>